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6899"/>
    </style:style>
    <style:style style:name="P2" style:family="paragraph" style:parent-style-name="Standard">
      <style:text-properties fo:color="#808080" fo:background-color="#eeeeee"/>
    </style:style>
    <style:style style:name="T1" style:family="text">
      <style:text-properties fo:color="#a6e22e"/>
    </style:style>
    <style:style style:name="T2" style:family="text">
      <style:text-properties fo:color="#e6db74"/>
    </style:style>
    <style:style style:name="T3" style:family="text">
      <style:text-properties fo:color="#f92672"/>
    </style:style>
    <style:style style:name="T4" style:family="text">
      <style:text-properties fo:color="#fd971f" fo:font-style="italic"/>
    </style:style>
    <style:style style:name="T5" style:family="text">
      <style:text-properties fo:color="#66d9ef" fo:font-style="italic"/>
    </style:style>
    <style:style style:name="T6" style:family="text">
      <style:text-properties fo:color="#ae81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//@route POST api/profile</text:p>
      <text:p text:style-name="P2">//@desc Create/Update user's profile</text:p>
      <text:p text:style-name="P2">//@access private</text:p>
      <text:p text:style-name="Standard">router.post(</text:p>
      <text:p text:style-name="Standard">'/',</text:p>
      <text:p text:style-name="Standard">[auth, [body('status').not().isEmpty().withMessage('Status is required'), body('skills').not().isEmpty().withMessage('Skills are required')]],</text:p>
      <text:p text:style-name="P1">async (req, res) =&gt; {</text:p>
      <text:p text:style-name="P1">const errors = validationResult(req);</text:p>
      <text:p text:style-name="Standard">if (!errors.isEmpty()) {</text:p>
      <text:p text:style-name="Standard">return res.status(400).json({ errors: errors.array() });</text:p>
      <text:p text:style-name="Standard">}</text:p>
      <text:p text:style-name="Standard">const {company, website, location, status, skills, bio, githubusername, facebook, linkedin, instagramm} = req.body;</text:p>
      <text:p text:style-name="P2">//Build a Profile object</text:p>
      <text:p text:style-name="Standard">const profilefields = {};</text:p>
      <text:p text:style-name="Standard">profilefields.user = req.user.id;</text:p>
      <text:p text:style-name="Standard">if (company) profilefields.company = company;</text:p>
      <text:p text:style-name="Standard">if (website) profilefields.website = website;</text:p>
      <text:p text:style-name="Standard">if (location) profilefields.location = location;</text:p>
      <text:p text:style-name="Standard">if (status) profilefields.status = status;</text:p>
      <text:p text:style-name="Standard">if (bio) profilefields.bio = bio;</text:p>
      <text:p text:style-name="Standard">if (githubusername) profilefields.githubusername = githubusername;</text:p>
      <text:p text:style-name="Standard">if (facebook) profilefields.facebook = facebook;</text:p>
      <text:p text:style-name="Standard">if (linkedin) profilefields.linkedin = linkedin;</text:p>
      <text:p text:style-name="Standard">if (instagramm) profilefields.instagramm = instagramm;</text:p>
      <text:p text:style-name="Standard">if (skills) {profilefields.skills = skills.split(',').map((skill) =&gt; skill.trim())}</text:p>
      <text:p text:style-name="P2">//Build a Social object</text:p>
      <text:p text:style-name="Standard">profilefields.social = {};</text:p>
      <text:p text:style-name="Standard">if (facebook) profilefields.social.facebook = facebook;</text:p>
      <text:p text:style-name="Standard">if (linkedin) profilefields.social.linkedin = linkedin;</text:p>
      <text:p text:style-name="Standard">if (instagramm) profilefields.social.instagramm = instagramm;</text:p>
      <text:p text:style-name="Standard">try {</text:p>
      <text:p text:style-name="Standard">let profile = await Profile.findOne({ user: req.user.id });</text:p>
      <text:p text:style-name="Standard">if (profile) {</text:p>
      <text:p text:style-name="P2">//UPDATE A PROFILE</text:p>
      <text:p text:style-name="Standard">profile = await Profile.findOneAndUpdate({ user: req.user.id },{ $set: profilefields },{ new: true });</text:p>
      <text:p text:style-name="P1">return res.json(profile)</text:p>
      <text:p text:style-name="P1">}</text:p>
      <text:p text:style-name="P2">//CREATE A NEW PROFILE</text:p>
      <text:p text:style-name="Standard">profile = new Profile(profilefields);</text:p>
      <text:p text:style-name="Standard">await profile.save();</text:p>
      <text:p text:style-name="Standard">res.json(profile);</text:p>
      <text:p text:style-name="Standard">} catch (error) {</text:p>
      <text:p text:style-name="Standard">console.error(error.message);</text:p>
      <text:p text:style-name="Standard">res.status(500).send('Server ERROR!')}</text:p>
      <text:p text:style-name="Standard">});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3T21:47:17.237337364</meta:creation-date>
    <dc:date>2021-06-23T21:51:34.796838438</dc:date>
    <meta:editing-duration>PT4M17S</meta:editing-duration>
    <meta:editing-cycles>1</meta:editing-cycles>
    <meta:document-statistic meta:table-count="0" meta:image-count="0" meta:object-count="0" meta:page-count="1" meta:paragraph-count="45" meta:word-count="185" meta:character-count="1712" meta:non-whitespace-character-count="1572"/>
    <meta:generator>LibreOffice/6.4.7.2$Linux_X86_64 LibreOffice_project/40$Build-2</meta:generator>
  </office:meta>
</office:document-meta>
</file>